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c1fd" officeooo:paragraph-rsid="0003c1fd"/>
    </style:style>
    <style:style style:name="T1" style:family="text">
      <style:text-properties officeooo:rsid="000554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PERÍMETRO</text:span> DE UN CUADRADO</text:p>
      <text:p text:style-name="P1"/>
      <text:p text:style-name="P1">1. INICIO</text:p>
      <text:p text:style-name="P1">2. DECLARAR como var. numérica (“lado”, “perimetro”)</text:p>
      <text:p text:style-name="P1">3. ASIGNAR (“lado”)</text:p>
      <text:p text:style-name="P1">4. ASIGNAR (“perimetro” = “lado” * 4)</text:p>
      <text:p text:style-name="P1">5. MOSTRAR (“perimetro”)</text:p>
      <text:p text:style-name="P1">6. 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0T10:14:38.496000000</meta:creation-date>
    <dc:date>2022-03-10T10:20:14.922000000</dc:date>
    <meta:editing-duration>PT5M45S</meta:editing-duration>
    <meta:editing-cycles>2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7" meta:word-count="28" meta:character-count="171" meta:non-whitespace-character-count="150"/>
  </office:meta>
</office:document-meta>
</file>